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vil mantis</text:p>
      <text:p text:style-name="Standard"/>
      <text:p text:style-name="Standard">Gameplay:</text:p>
      <text:p text:style-name="Standard">Je hebt een meter die bijhoud hoe kwaadaardig of goedaardig je bent. Deze kan aanpassen door bv. creautures te vermoorden of juist een goede daad te doen. Zo kan er bv. een persoon in nood zijn die je kan redden. Als je hem red word je goedaardiger, als je deze persoon vermoord word je kwaadaardiger <text:s/>Hoe kwaadaardiger je bent, hoe moeilijker het spel word, maar dan heb je bv. meer of krachtigere abbilities.</text:p>
      <text:p text:style-name="Standard"/>
      <text:p text:style-name="Standard">Storyline:</text:p>
      <text:p text:style-name="Standard">De storyline zou dan door de game heen een aantal kleine wendingen kunnen hebben naargelang je kwaadaardig of goedaardig bent. Op het einde kan dan je over all kwaad-/goedaardigheid bepalen of je laatste missie met het kwaadaardige meevechten of met het goedaardige meevechten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6T13:24:06.32</meta:creation-date>
    <meta:document-statistic meta:table-count="0" meta:image-count="0" meta:object-count="0" meta:page-count="1" meta:paragraph-count="5" meta:word-count="121" meta:character-count="720"/>
    <dc:date>2016-12-06T13:38:07.92</dc:date>
    <meta:editing-duration>PT14M2S</meta:editing-duration>
    <meta:editing-cycles>1</meta:editing-cycles>
    <meta:generator>OpenOffice/4.1.2$Win32 OpenOffice.org_project/412m3$Build-9782</meta:generator>
  </office:meta>
</office:document-meta>
</file>